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i mathvariant="normal">Σ</mi>
        <mo stretchy="false">∨</mo>
        <mrow/>
        <mo stretchy="false">∨</mo>
        <mi>S</mi>
      </mrow>
      <mrow>
        <mrow>
          <mn>1</mn>
          <mo stretchy="false">∨</mo>
          <mi>a</mi>
        </mrow>
        <mo stretchy="false">&gt;</mo>
        <mrow>
          <mrow>
            <mo stretchy="false">−</mo>
            <mrow/>
          </mrow>
          <mo stretchy="false">∨</mo>
          <mi>S</mi>
        </mrow>
      </mrow>
      <mrow>
        <mrow>
          <mn>2</mn>
          <mo stretchy="false">∨</mo>
          <mi>a</mi>
        </mrow>
        <mo stretchy="false">&gt;</mo>
        <mi>,</mi>
      </mrow>
      <mn>...</mn>
      <mrow>
        <mi>,</mi>
        <mo stretchy="false">&lt;</mo>
        <mrow/>
      </mrow>
      <mi>S</mi>
      <mrow>
        <mrow>
          <mn>1</mn>
          <mo stretchy="false">∨</mo>
          <mi>z</mi>
        </mrow>
        <mo stretchy="false">&gt;</mo>
        <mrow>
          <mrow>
            <mo stretchy="false">−</mo>
            <mrow/>
          </mrow>
          <mo stretchy="false">∨</mo>
          <mi>S</mi>
        </mrow>
      </mrow>
      <mrow>
        <mrow>
          <mn>2</mn>
          <mo stretchy="false">∨</mo>
          <mi>z</mi>
        </mrow>
        <mo stretchy="false">&gt;</mo>
        <mrow/>
      </mrow>
    </mrow>
    <annotation encoding="StarMath 5.0">%SIGMA | &lt;|S1|a&gt; - &lt;|S2|a&gt; , ... , &lt;|S1|z&gt; - &lt;|S2|z&gt; |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7:20:39.832778959</meta:creation-date>
    <dc:date>2018-05-26T17:27:31.209197695</dc:date>
    <meta:editing-duration>PT6M51S</meta:editing-duration>
    <meta:editing-cycles>1</meta:editing-cycles>
    <meta:generator>LibreOffice/5.1.6.2$Linux_X86_64 LibreOffice_project/10m0$Build-2</meta:generator>
  </office:meta>
</office:document-meta>
</file>